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3299in"/>
    </style:style>
    <style:style style:name="co3" style:family="table-column">
      <style:table-column-properties fo:break-before="auto" style:column-width="5.3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99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ON TERMIN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DEF GRAPH_BAR OPEN_BRACES bar_dec CLOSE_BRACE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ERMINA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F GRAPH_PIE OPEN_BRACES pie_dec CLOSE_BRACES</text:p>
          </table:table-cell>
          <table:table-cell/>
          <table:table-cell office:value-type="string" calcext:value-type="string">
            <text:p>bar_de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def Barras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<text:s/>error</text:p>
          </table:table-cell>
          <table:table-cell/>
          <table:table-cell office:value-type="string" calcext:value-type="string">
            <text:p>pie_dec</text:p>
          </table:table-cell>
          <table:table-cell office:value-type="string" calcext:value-type="string">
            <text:p>GRAPH_BAR</text:p>
          </table:table-cell>
          <table:table-cell office:value-type="string" calcext:value-type="string">
            <text:p>Barra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titulo: “Grafica1”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2"/>
          <table:table-cell office:value-type="string" calcext:value-type="string">
            <text:p>title_dec</text:p>
          </table:table-cell>
          <table:table-cell office:value-type="string" calcext:value-type="string">
            <text:p>GRAPH_PIE</text:p>
          </table:table-cell>
          <table:table-cell office:value-type="string" calcext:value-type="string">
            <text:p>Pie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ejex:[“item1”, “item2”];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_ax_dec</text:p>
          </table:table-cell>
          <table:table-cell office:value-type="string" calcext:value-type="string">
            <text:p>OPEN_BRACES</text:p>
          </table:table-cell>
          <table:table-cell office:value-type="string" calcext:value-type="string">
            <text:p>{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ejey:[5, 10+5];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_ax_dec</text:p>
          </table:table-cell>
          <table:table-cell office:value-type="string" calcext:value-type="string">
            <text:p>CLOSE_BRACES</text:p>
          </table:table-cell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unir:[{0,1}, {1,0}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itle_dec x_ax_dec y_ax_dec merge_dec SEMI_COLON</text:p>
          </table:table-cell>
          <table:table-cell/>
          <table:table-cell office:value-type="string" calcext:value-type="string">
            <text:p>merge_dec</text:p>
          </table:table-cell>
          <table:table-cell office:value-type="string" calcext:value-type="string">
            <text:p>OPEN_BRACKETS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/>
          <table:table-cell office:value-type="string" calcext:value-type="string">
            <text:p>type_dec</text:p>
          </table:table-cell>
          <table:table-cell office:value-type="string" calcext:value-type="string">
            <text:p>CLOSE_BRCKETS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Def Pie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2"/>
          <table:table-cell office:value-type="string" calcext:value-type="string">
            <text:p>tags_dec</text:p>
          </table:table-cell>
          <table:table-cell office:value-type="string" calcext:value-type="string">
            <text:p>OPEN_PARENTHESIS</text:p>
          </table:table-cell>
          <table:table-cell office:value-type="string" calcext:value-type="string">
            <text:p>(</text:p>
          </table:table-cell>
          <table:table-cell table:number-columns-repeated="2"/>
          <table:table-cell office:value-type="string" calcext:value-type="string">
            <text:p>titulo: “Grafica 2”;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als_dec</text:p>
          </table:table-cell>
          <table:table-cell office:value-type="string" calcext:value-type="string">
            <text:p>CLOSE_PARENTHESIS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tipo: Cantidad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e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itle_dec type_dec tags_dec vals_dec total_dec merge_dec extra_dec SEMI_COLON</text:p>
          </table:table-cell>
          <table:table-cell/>
          <table:table-cell office:value-type="string" calcext:value-type="string">
            <text:p>total_de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etiquetas: [“Compi1”, “Compi2”]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itle_dec type_dec tags_dec vals_dec merge_dec extra_dec SEMI_COLON</text:p>
          </table:table-cell>
          <table:table-cell/>
          <table:table-cell office:value-type="string" calcext:value-type="string">
            <text:p>extra_dec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valores:[5, 10]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/>
          <table:table-cell office:value-type="string" calcext:value-type="string">
            <text:p>mult_comillas</text:p>
          </table:table-cell>
          <table:table-cell office:value-type="string" calcext:value-type="string">
            <text:p>SEMI_COLON</text:p>
          </table:table-cell>
          <table:table-cell office:value-type="string" calcext:value-type="string">
            <text:p>;</text:p>
          </table:table-cell>
          <table:table-cell table:number-columns-repeated="2"/>
          <table:table-cell office:value-type="string" calcext:value-type="string">
            <text:p>total: 25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2"/>
          <table:table-cell office:value-type="string" calcext:value-type="string">
            <text:p>mult_nums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\+</text:p>
          </table:table-cell>
          <table:table-cell table:number-columns-repeated="2"/>
          <table:table-cell office:value-type="string" calcext:value-type="string">
            <text:p>unir:[{0,1}, {1,0}];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ult_braces</text:p>
          </table:table-cell>
          <table:table-cell office:value-type="string" calcext:value-type="string">
            <text:p>SUBSTRACTION</text:p>
          </table:table-cell>
          <table:table-cell office:value-type="string" calcext:value-type="string">
            <text:p>\-</text:p>
          </table:table-cell>
          <table:table-cell table:number-columns-repeated="2"/>
          <table:table-cell office:value-type="string" calcext:value-type="string">
            <text:p>extra: “Resto”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tle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ITLE_ATTR COLON VAL_ON_COMILLAS SEMI_COLON</text:p>
          </table:table-cell>
          <table:table-cell/>
          <table:table-cell office:value-type="string" calcext:value-type="string">
            <text:p>brace_conj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Def Pie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2"/>
          <table:table-cell office:value-type="string" calcext:value-type="string">
            <text:p>arithm</text:p>
          </table:table-cell>
          <table:table-cell office:value-type="string" calcext:value-type="string">
            <text:p>TITLE_ATTR</text:p>
          </table:table-cell>
          <table:table-cell office:value-type="string" calcext:value-type="string">
            <text:p>titulo</text:p>
          </table:table-cell>
          <table:table-cell table:number-columns-repeated="2"/>
          <table:table-cell office:value-type="string" calcext:value-type="string">
            <text:p>titulo: “Grafica 2”;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ERGE_ATTR</text:p>
          </table:table-cell>
          <table:table-cell office:value-type="string" calcext:value-type="string">
            <text:p>unir</text:p>
          </table:table-cell>
          <table:table-cell table:number-columns-repeated="2"/>
          <table:table-cell office:value-type="string" calcext:value-type="string">
            <text:p>tipo: Porcentaje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_ax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X_AXIS_ATTR COLON OPEN_BRACKETS mult_comillas CLOSE_BRACKETS SEMI_COLON</text:p>
          </table:table-cell>
          <table:table-cell table:number-columns-repeated="2"/>
          <table:table-cell office:value-type="string" calcext:value-type="string">
            <text:p>X_AXIS_ATTR</text:p>
          </table:table-cell>
          <table:table-cell office:value-type="string" calcext:value-type="string">
            <text:p>ejex</text:p>
          </table:table-cell>
          <table:table-cell table:number-columns-repeated="2"/>
          <table:table-cell office:value-type="string" calcext:value-type="string">
            <text:p>etiquetas: [“Compi1”, “Compi2”]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 table:number-columns-repeated="2"/>
          <table:table-cell office:value-type="string" calcext:value-type="string">
            <text:p>Y_AXIS_ATTR</text:p>
          </table:table-cell>
          <table:table-cell office:value-type="string" calcext:value-type="string">
            <text:p>ejey</text:p>
          </table:table-cell>
          <table:table-cell table:number-columns-repeated="2"/>
          <table:table-cell office:value-type="string" calcext:value-type="string">
            <text:p>valores:[5, 10]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3"/>
          <table:table-cell office:value-type="string" calcext:value-type="string">
            <text:p>TYPE_ATTR</text:p>
          </table:table-cell>
          <table:table-cell office:value-type="string" calcext:value-type="string">
            <text:p>tipo</text:p>
          </table:table-cell>
          <table:table-cell table:number-columns-repeated="2"/>
          <table:table-cell office:value-type="string" calcext:value-type="string">
            <text:p>unir:[{0,1}, {1,0}];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ABEL_ATTR</text:p>
          </table:table-cell>
          <table:table-cell office:value-type="string" calcext:value-type="string">
            <text:p>etiquetas</text:p>
          </table:table-cell>
          <table:table-cell table:number-columns-repeated="2"/>
          <table:table-cell office:value-type="string" calcext:value-type="string">
            <text:p>extra: “Resto”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_ax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Y_AXIS_ATTR COLON OPEN_BRACKETS mult_nums CLOSE_BRACKETS SEMI_COLON</text:p>
          </table:table-cell>
          <table:table-cell table:number-columns-repeated="2"/>
          <table:table-cell office:value-type="string" calcext:value-type="string">
            <text:p>VALUES_ATTR</text:p>
          </table:table-cell>
          <table:table-cell office:value-type="string" calcext:value-type="string">
            <text:p>valores</text:p>
          </table:table-cell>
          <table:table-cell/>
          <table:table-cell office:value-type="string" calcext:value-type="string">
            <text:p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 table:number-columns-repeated="2"/>
          <table:table-cell office:value-type="string" calcext:value-type="string">
            <text:p>TOTAL_ATTR</text:p>
          </table:table-cell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3"/>
          <table:table-cell office:value-type="string" calcext:value-type="string">
            <text:p>EXTRA_ATTR</text:p>
          </table:table-cell>
          <table:table-cell office:value-type="string" calcext:value-type="string">
            <text:p>extra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YPE_CUANT_ATTR</text:p>
          </table:table-cell>
          <table:table-cell office:value-type="string" calcext:value-type="string">
            <text:p>Cantid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ge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MERGE_ATTR COLON OPEN_BRACKETS mult_braces CLOSE_BRACKETS SEMI_COLON</text:p>
          </table:table-cell>
          <table:table-cell table:number-columns-repeated="2"/>
          <table:table-cell office:value-type="string" calcext:value-type="string">
            <text:p>TYPE_PERC_ATTR</text:p>
          </table:table-cell>
          <table:table-cell office:value-type="string" calcext:value-type="string">
            <text:p>Porcentaj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 table:number-columns-repeated="2"/>
          <table:table-cell office:value-type="string" calcext:value-type="string">
            <text:p>VAL_ON_COMILLAS</text:p>
          </table:table-cell>
          <table:table-cell office:value-type="string" calcext:value-type="string">
            <text:p>“algo”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3"/>
          <table:table-cell office:value-type="string" calcext:value-type="string">
            <text:p>NUM_INT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NUM_DEC</text:p>
          </table:table-cell>
          <table:table-cell office:value-type="float" office:value="12.12" calcext:value-type="float">
            <text:p>12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_ATTR COLON TYPE_CUANT_ATTR SEMI_COLON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hola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YPE_ATTR COLON TYPE_PERC_ATTR SEMI_COLON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##########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gs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LABEL_ATTR COLON OPEN_BRACKETS mult_comillas CLOSE_BRACKETS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als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VALUES_ATTR COLON OPEN_BRACKETS mult_nums CLOSE_BRACKETS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otal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OTAL_ATTR COLON NUM_INT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OTAL_ATTR COLON NUM_DEC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tra_dec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TRA_ATTR COLON VAL_ON_COMILLAS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 SEMI_COL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ult_comilla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VAL_ON_COMILLAS COMMA mult_comilla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VAL_ON_COMILLA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ult_num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digit COMMA mult_num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igi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ult_brace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brace_conj COMMA mult_brac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brace_conj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race_conj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PEN_BRACES digit COMMA digit CLOSE_BRAC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NUM_I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_DE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igit arithm digi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rithm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DDI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UBSTRAC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MULTIPLIC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IVIS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rro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3:30:22.595549928</meta:creation-date>
    <dc:date>2022-02-18T01:36:28.174609039</dc:date>
    <meta:editing-duration>PT1H9M14S</meta:editing-duration>
    <meta:editing-cycles>4</meta:editing-cycles>
    <meta:generator>LibreOffice/6.4.7.2$Linux_X86_64 LibreOffice_project/40$Build-2</meta:generator>
    <meta:document-statistic meta:table-count="1" meta:cell-count="243" meta:object-count="0"/>
  </office:meta>
</office:document-meta>
</file>